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4mm"/>
    </style:style>
    <style:style style:name="co2" style:family="table-column">
      <style:table-column-properties fo:break-before="auto" style:column-width="65.79mm"/>
    </style:style>
    <style:style style:name="co3" style:family="table-column">
      <style:table-column-properties fo:break-before="auto" style:column-width="25.42mm"/>
    </style:style>
    <style:style style:name="co4" style:family="table-column">
      <style:table-column-properties fo:break-before="auto" style:column-width="20.73mm"/>
    </style:style>
    <style:style style:name="co5" style:family="table-column">
      <style:table-column-properties fo:break-before="auto" style:column-width="24.59mm"/>
    </style:style>
    <style:style style:name="co6" style:family="table-column">
      <style:table-column-properties fo:break-before="auto" style:column-width="138.7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="1.01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fo:padding="1.01m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fo:padding="1.01mm"/>
      <style:paragraph-properties fo:text-align="end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order="0.06pt solid #000000" fo:padding="1.01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none" fo:padding="1.01mm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6pt solid #000000" fo:padding="1.01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06pt solid #000000" fo:padding="1.01mm"/>
      <style:text-properties style:font-name="Courier New" fo:font-size="12pt" style:font-size-asian="12pt" style:font-size-complex="12pt"/>
    </style:style>
    <style:style style:name="ce8" style:family="table-cell" style:parent-style-name="Default">
      <style:table-cell-properties fo:border="0.06pt solid #000000" fo:padding="1.01mm"/>
      <style:text-properties fo:font-size="12pt" style:font-size-asian="12pt" style:font-size-complex="12pt"/>
      <style:map style:condition="cell-content()=&quot;good&quot;" style:apply-style-name="Untitled4" style:base-cell-address="Sheet1.D7"/>
      <style:map style:condition="cell-content()=&quot;poor&quot;" style:apply-style-name="Untitled1" style:base-cell-address="Sheet1.D7"/>
      <style:map style:condition="cell-content()=&quot;bad&quot;" style:apply-style-name="Untitled5" style:base-cell-address="Sheet1.D7"/>
      <style:map style:condition="cell-content()=&quot;?&quot;" style:apply-style-name="Untitled6" style:base-cell-address="Sheet1.D7"/>
    </style:style>
    <style:style style:name="ce9" style:family="table-cell" style:parent-style-name="Default">
      <style:table-cell-properties fo:border="none" fo:padding="1.01mm"/>
      <style:text-properties fo:font-size="12pt" style:font-size-asian="12pt" style:font-size-complex="12pt"/>
      <style:map style:condition="cell-content()=&quot;good&quot;" style:apply-style-name="Untitled4" style:base-cell-address="Sheet1.D7"/>
      <style:map style:condition="cell-content()=&quot;poor&quot;" style:apply-style-name="Untitled1" style:base-cell-address="Sheet1.D7"/>
      <style:map style:condition="cell-content()=&quot;bad&quot;" style:apply-style-name="Untitled5" style:base-cell-address="Sheet1.D7"/>
      <style:map style:condition="cell-content()=&quot;?&quot;" style:apply-style-name="Untitled6" style:base-cell-address="Sheet1.D7"/>
    </style:style>
    <style:style style:name="ce10" style:family="table-cell" style:parent-style-name="Default">
      <style:table-cell-properties fo:border="0.06pt solid #000000" fo:padding="1.01mm"/>
      <style:text-properties fo:font-size="12pt" fo:font-weight="bold" style:font-size-asian="12pt" style:font-weight-asian="bold" style:font-size-complex="12pt" style:font-weight-complex="bold"/>
      <style:map style:condition="cell-content()=&quot;good&quot;" style:apply-style-name="Untitled4" style:base-cell-address="Sheet1.D7"/>
      <style:map style:condition="cell-content()=&quot;poor&quot;" style:apply-style-name="Untitled1" style:base-cell-address="Sheet1.D7"/>
      <style:map style:condition="cell-content()=&quot;bad&quot;" style:apply-style-name="Untitled5" style:base-cell-address="Sheet1.D7"/>
      <style:map style:condition="cell-content()=&quot;?&quot;" style:apply-style-name="Untitled6" style:base-cell-address="Sheet1.D7"/>
    </style:style>
    <style:style style:name="ce11" style:family="table-cell" style:parent-style-name="Default">
      <style:table-cell-properties fo:border="0.06pt solid #000000" fo:padding="1.01mm"/>
      <style:text-properties fo:font-size="12pt" style:font-size-asian="12pt" style:font-size-complex="12pt"/>
      <style:map style:condition="cell-content()=&quot;Yes&quot;" style:apply-style-name="Untitled4" style:base-cell-address="Sheet1.E1"/>
    </style:style>
    <style:style style:name="ce12" style:family="table-cell" style:parent-style-name="Default">
      <style:table-cell-properties fo:border="none" fo:padding="1.01mm"/>
      <style:text-properties fo:font-size="12pt" style:font-size-asian="12pt" style:font-size-complex="12pt"/>
      <style:map style:condition="cell-content()=&quot;Yes&quot;" style:apply-style-name="Untitled4" style:base-cell-address="Sheet1.E1"/>
    </style:style>
    <style:style style:name="ce13" style:family="table-cell" style:parent-style-name="Default">
      <style:table-cell-properties fo:border="0.06pt solid #000000" fo:padding="1.01mm"/>
      <style:text-properties fo:font-size="12pt" fo:font-weight="bold" style:font-size-asian="12pt" style:font-weight-asian="bold" style:font-size-complex="12pt" style:font-weight-complex="bold"/>
      <style:map style:condition="cell-content()=&quot;Yes&quot;" style:apply-style-name="Untitled4" style:base-cell-address="Sheet1.E1"/>
    </style:style>
    <style:style style:name="ce14" style:family="table-cell" style:parent-style-name="Default">
      <style:table-cell-properties fo:border="0.06pt solid #000000" fo:padding="1.01mm"/>
      <style:text-properties fo:font-size="12pt" style:font-size-asian="12pt" style:font-size-complex="12pt"/>
      <style:map style:condition="cell-content()=&quot;Yes&quot;" style:apply-style-name="Untitled4" style:base-cell-address="Sheet1.E1"/>
    </style:style>
    <style:style style:name="ce15" style:family="table-cell" style:parent-style-name="Default">
      <style:table-cell-properties fo:padding="1.01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padding="1.01mm"/>
      <style:text-properties fo:font-size="12pt" style:font-size-asian="12pt" style:font-size-complex="12pt"/>
    </style:style>
    <style:style style:name="ce17" style:family="table-cell" style:parent-style-name="Default">
      <style:table-cell-properties fo:padding="1.01m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8"/>
        <table:table-column table:style-name="co5" table:default-cell-style-name="ce14"/>
        <table:table-column table:style-name="co6" table:default-cell-style-name="ce2"/>
        <table:table-column table:style-name="co7" table:number-columns-repeated="1012" table:default-cell-style-name="ce16"/>
        <table:table-column table:style-name="co7" table:number-columns-repeated="6" table:default-cell-style-name="ce17"/>
        <table:table-row table:style-name="ro1">
          <table:table-cell table:style-name="ce1" table:number-columns-repeated="2"/>
          <table:table-cell table:style-name="ce5"/>
          <table:table-cell office:value-type="string" calcext:value-type="string">
            <text:p>good</text:p>
          </table:table-cell>
          <table:table-cell table:style-name="ce11" office:value-type="string" calcext:value-type="string" table:number-columns-spanned="2" table:number-rows-spanned="1">
            <text:p>Should work fine</text:p>
          </table:table-cell>
          <table:covered-table-cell table:style-name="ce4"/>
          <table:table-cell table:style-name="ce15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5"/>
          <table:table-cell office:value-type="string" calcext:value-type="string">
            <text:p>poor</text:p>
          </table:table-cell>
          <table:table-cell table:style-name="ce11" office:value-type="string" calcext:value-type="string" table:number-columns-spanned="2" table:number-rows-spanned="1">
            <text:p>Some mechanics can't be automated</text:p>
          </table:table-cell>
          <table:covered-table-cell table:style-name="ce4"/>
          <table:table-cell table:style-name="ce15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5"/>
          <table:table-cell office:value-type="string" calcext:value-type="string">
            <text:p>bad</text:p>
          </table:table-cell>
          <table:table-cell table:style-name="ce11" office:value-type="string" calcext:value-type="string" table:number-columns-spanned="2" table:number-rows-spanned="1">
            <text:p>Most mechanics can't be automated</text:p>
          </table:table-cell>
          <table:covered-table-cell table:style-name="ce4"/>
          <table:table-cell table:style-name="ce15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5"/>
          <table:table-cell office:value-type="string" calcext:value-type="string">
            <text:p>?</text:p>
          </table:table-cell>
          <table:table-cell table:style-name="ce11" office:value-type="string" calcext:value-type="string" table:number-columns-spanned="2" table:number-rows-spanned="1">
            <text:p>Unchecked</text:p>
          </table:table-cell>
          <table:covered-table-cell table:style-name="ce4"/>
          <table:table-cell table:style-name="ce15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5"/>
          <table:table-cell table:style-name="ce9"/>
          <table:table-cell table:style-name="ce12"/>
          <table:table-cell table:style-name="ce1"/>
          <table:table-cell table:style-name="ce15" table:number-columns-repeated="1012"/>
          <table:table-cell table:number-columns-repeated="6"/>
        </table:table-row>
        <table:table-row table:style-name="ro1">
          <table:table-cell table:style-name="ce1"/>
          <table:table-cell table:style-name="ce4" office:value-type="string" calcext:value-type="string">
            <text:p>Book Title</text:p>
          </table:table-cell>
          <table:table-cell table:style-name="ce6" office:value-type="string" calcext:value-type="string">
            <text:p>Book Type</text:p>
          </table:table-cell>
          <table:table-cell table:style-name="ce10" office:value-type="string" calcext:value-type="string">
            <text:p>Support</text:p>
          </table:table-cell>
          <table:table-cell table:style-name="ce13" office:value-type="string" calcext:value-type="string">
            <text:p>Playtested</text:p>
          </table:table-cell>
          <table:table-cell table:style-name="ce4" office:value-type="string" calcext:value-type="string">
            <text:p>Notes</text:p>
          </table:table-cell>
          <table:table-cell table:style-name="ce15" table:number-columns-repeated="1012"/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perpowers and clues not supported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rmies of Deat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oldier Tracking or Battles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ttleblade Warri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neath Nightmare Cast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llpower rules not supported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lack Vein Prophecy</text:p>
          </table:table-cell>
          <table:table-cell office:value-type="string" calcext:value-type="string">
            <text:p>bvp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Blood of the Zombies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ombie Combat not supported. Stats missing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Bloodbones 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time stat, Initial gold incorrect.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verns of the Snow Witch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asms of Mali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 few stats not tracke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itadel of Chaos, The</text:p>
          </table:table-cell>
          <table:table-cell office:value-type="string" calcext:value-type="string">
            <text:p>coc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f you want to pre-prepare spells, add them to your inventory.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ty of Thieves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eature of Havoc</text:p>
          </table:table-cell>
          <table:table-cell office:value-type="string" calcext:value-type="string">
            <text:p>coh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rimson Tide, Th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age or ferocity stats or mechanics.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rypt of the Sorcer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urse of the Mumm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ison not supported. Initial items incorrect.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aggers of Darknes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ison not supported. Other stats missing.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ad of N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alents rules not supported. No Evil stat.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eathmoor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 initial items missing when rolling character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athtrap Dungeon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mons of the Deep</text:p>
          </table:table-cell>
          <table:table-cell office:value-type="string" calcext:value-type="string">
            <text:p>dot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Eye of the Dragon 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angs of Fury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ubes or citadel walls stats.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 of Doom, The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eeway Figh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 rules not support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Gates of Death, Th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use of Hell</text:p>
          </table:table-cell>
          <table:table-cell office:value-type="string" calcext:value-type="string">
            <text:p>hoh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Howl of the Werewolf 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hange stat, Initial gold incorrect.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sland of the Lizard King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sland of the Undea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esence st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Fan)</text:p>
          </table:table-cell>
          <table:table-cell office:value-type="string" calcext:value-type="string">
            <text:p>Janitor of Firetop Mountain, The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cluded example adventure.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Knights of Doo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lls rules not supported. No honour or time stat.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egend of the Shadow Warrior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our rules not supported.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egend of Zagor</text:p>
          </table:table-cell>
          <table:table-cell office:value-type="string" calcext:value-type="string">
            <text:p>loz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gehun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panion Rules not supported.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sks of Mayhem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ster of Chao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lls rules not supported. No notoriety stat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dnight Rogue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pecial Skills not supported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oonrunn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lls rules not supported.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ight Drag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tiple missing stat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Night of the Necromancer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hantoms of Fear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is book's spells not support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Port of Peril, The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ortal of Evil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bel Planet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eturn to Firetop Mountain</text:p>
          </table:table-cell>
          <table:table-cell office:value-type="string" calcext:value-type="string">
            <text:p>rt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evenge of the Vampir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ious stats missing.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ings of Kether, Th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ster Combat not supported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bot Command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bot Combat rules not supported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pells have no cost, only use !cast when you have the applicable gem.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as of Blood</text:p>
          </table:table-cell>
          <table:table-cell office:value-type="string" calcext:value-type="string">
            <text:p>sob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iege of Sardat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w combat and Day of the week not supported.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ky Lor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bat rules not supported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laves of the Abys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stant death rule not supported, No time stat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pace Assass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bat rules not supported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pectral Stalker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ail rules and stat not supported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pellbreak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faith stat.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ar Stri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ternate fear rule not supported. No time stat.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rship Traveller</text:p>
          </table:table-cell>
          <table:table-cell office:value-type="string" calcext:value-type="string">
            <text:p>ss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ealer of Soul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Stormslayer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word of the Samura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nour Points and Skills not supported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lisman of Death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mple of Terror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he Keep of the Lich Lor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olve rule not supported. No alarm stat.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ower of Destruc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honour or time stats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rial of Champion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ult of the Vampir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faith stat.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rlock of Firetop Mountain, The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1:Sheet1.D1048576">
            <calcext:condition calcext:apply-style-name="Untitled4" calcext:value="=&quot;good&quot;" calcext:base-cell-address="Sheet1.D7"/>
            <calcext:condition calcext:apply-style-name="Untitled1" calcext:value="=&quot;poor&quot;" calcext:base-cell-address="Sheet1.D7"/>
            <calcext:condition calcext:apply-style-name="Untitled5" calcext:value="=&quot;bad&quot;" calcext:base-cell-address="Sheet1.D7"/>
            <calcext:condition calcext:apply-style-name="Untitled6" calcext:value="=&quot;?&quot;" calcext:base-cell-address="Sheet1.D7"/>
          </calcext:conditional-format>
          <calcext:conditional-format calcext:target-range-address="Sheet1.E1:Sheet1.E1048576">
            <calcext:condition calcext:apply-style-name="Untitled4" calcext:value="=&quot;Yes&quot;" calcext:base-cell-address="Sheet1.E1"/>
          </calcext:conditional-format>
        </calcext:conditional-formats>
      </table:table>
      <table:named-expressions/>
      <table:database-ranges>
        <table:database-range table:name="__Anonymous_Sheet_DB__0" table:target-range-address="Sheet1.A6:Sheet1.F13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66"/>
    </style:style>
    <style:style style:name="Untitled2" style:family="table-cell" style:parent-style-name="Default">
      <style:table-cell-properties fo:background-color="#ffff66"/>
    </style:style>
    <style:style style:name="Untitled3" style:family="table-cell" style:parent-style-name="Default">
      <style:text-properties fo:font-weight="bold"/>
    </style:style>
    <style:style style:name="Untitled4" style:family="table-cell" style:parent-style-name="Default">
      <style:table-cell-properties fo:background-color="#66ff66"/>
    </style:style>
    <style:style style:name="Untitled5" style:family="table-cell" style:parent-style-name="Default">
      <style:table-cell-properties fo:background-color="#cc9900"/>
    </style:style>
    <style:style style:name="Untitled6" style:family="table-cell" style:parent-style-name="Default">
      <style:table-cell-properties fo:background-color="#ff66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2">00/00/0000</text:date>, <text:time style:data-style-name="N2" text:time-value="00:59:25.8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07:35:15.609000000</meta:creation-date>
    <dc:date>2019-02-22T01:00:34.813000000</dc:date>
    <meta:editing-duration>PT4H9M53S</meta:editing-duration>
    <meta:editing-cycles>36</meta:editing-cycles>
    <meta:generator>LibreOffice/4.4.7.2$Windows_x86 LibreOffice_project/f3153a8b245191196a4b6b9abd1d0da16eead600</meta:generator>
    <meta:document-statistic meta:table-count="1" meta:cell-count="393" meta:object-count="0"/>
  </office:meta>
</office:document-meta>
</file>